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WebSessionManager.setSessionIdResolver( WebSessionIdResolver sessionId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WebSessionManager.getSession(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WebSessionManager.retrieveSession(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WebSessionManager.save( ServerWebExchange exchange , WebSession sess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WebSessionManager.setSessionStore( WebSessionStore session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WebSessionManager.createWebSes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WebSessionManager.getSession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WebSessionManager.getSessionId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